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hurch_25_20service_25_20template_25_2011AU13-title">
      <style:graphic-properties draw:textarea-vertical-align="top" fo:min-height="3.274cm"/>
    </style:style>
    <style:style style:name="pr2" style:family="presentation" style:parent-style-name="church_25_20service_25_20template_25_2011AU13-notes">
      <style:graphic-properties draw:fill-color="#ffffff" draw:auto-grow-height="true" fo:min-height="12.572cm"/>
    </style:style>
    <style:style style:name="pr3" style:family="presentation" style:parent-style-name="church_25_20service_25_20template_25_2011AU13-title">
      <style:graphic-properties draw:textarea-vertical-align="top" fo:min-height="7.241cm"/>
    </style:style>
    <style:style style:name="pr4" style:family="presentation" style:parent-style-name="church_25_20service_25_20template_25_2011AU13-title">
      <style:graphic-properties draw:textarea-vertical-align="top" fo:min-height="3.431cm"/>
    </style:style>
    <style:style style:name="pr5" style:family="presentation" style:parent-style-name="church_25_20service_25_20template_25_2011AU13-title">
      <style:graphic-properties draw:textarea-vertical-align="top" fo:min-height="7.972cm"/>
    </style:style>
    <style:style style:name="pr6" style:family="presentation" style:parent-style-name="church_25_20service_25_20template_25_2011AU13-title">
      <style:graphic-properties draw:textarea-vertical-align="top" fo:min-height="5.432cm"/>
    </style:style>
    <style:style style:name="pr7" style:family="presentation" style:parent-style-name="church_25_20service_25_20template_25_2011AU13-title">
      <style:graphic-properties draw:textarea-vertical-align="top" fo:min-height="7.366cm"/>
    </style:style>
    <style:style style:name="pr8" style:family="presentation" style:parent-style-name="church_25_20service_25_20template_25_2011AU13-title">
      <style:graphic-properties draw:textarea-vertical-align="top" fo:min-height="5.334cm"/>
    </style:style>
    <style:style style:name="pr9" style:family="presentation" style:parent-style-name="church_25_20service_25_20template_25_2011AU13-title">
      <style:graphic-properties draw:textarea-vertical-align="top" fo:min-height="6.858cm"/>
    </style:style>
    <style:style style:name="pr10" style:family="presentation" style:parent-style-name="church_25_20service_25_20template_25_2011AU13-title">
      <style:graphic-properties draw:textarea-vertical-align="top" fo:min-height="6.761cm"/>
    </style:style>
    <style:style style:name="pr11" style:family="presentation" style:parent-style-name="church_25_20service_25_20template_25_2011AU13-title">
      <style:graphic-properties draw:textarea-vertical-align="top" fo:min-height="5.377cm"/>
    </style:style>
    <style:style style:name="pr12" style:family="presentation" style:parent-style-name="church_25_20service_25_20template_25_2011AU13-title">
      <style:graphic-properties draw:textarea-vertical-align="top" fo:min-height="7.029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line-height="100%" fo:text-align="center" fo:text-indent="0cm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line-height="100%" fo:text-align="center" fo:text-indent="0cm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" fo:font-size="24pt" fo:language="en" fo:country="US" fo:text-shadow="none" fo:font-weight="bold" style:font-name-asian="Segoe UI" style:font-size-asian="24pt" style:language-asian="en" style:country-asian="US" style:font-weight-asian="bold" style:font-name-complex="Segoe UI" style:font-size-complex="24pt" style:language-complex="ar" style:country-complex="SA" style:font-weight-complex="bold"/>
    </style:style>
    <style:style style:name="T7" style:family="text">
      <style:text-properties fo:color="#000000" style:font-name="Segoe UI" fo:font-size="36pt" fo:language="en" fo:country="US" fo:text-shadow="none" fo:font-weight="bold" style:font-name-asian="Segoe UI" style:font-size-asian="36pt" style:language-asian="en" style:country-asian="US" style:font-weight-asian="bold" style:font-name-complex="Segoe UI" style:font-size-complex="36pt" style:language-complex="ar" style:country-complex="SA" style:font-weight-complex="bold"/>
    </style:style>
    <style:style style:name="T8" style:family="text">
      <style:text-properties fo:color="#000000" style:font-name="Segoe UI" fo:font-size="24pt" fo:language="en" fo:country="US" fo:text-shadow="none" fo:font-weight="bold" style:font-name-asian="Arial1" style:font-size-asian="24pt" style:language-asian="en" style:country-asian="US" style:font-weight-asian="bold" style:font-name-complex="Arial1" style:font-size-complex="24pt" style:language-complex="ar" style:country-complex="SA" style:font-weight-complex="bold"/>
    </style:style>
    <style:style style:name="T9" style:family="text">
      <style:text-properties fo:color="#000000" style:font-name="Segoe UI" fo:font-size="36pt" fo:language="en" fo:country="US" fo:text-shadow="none" fo:font-weight="bold" style:font-name-asian="Arial1" style:font-size-asian="36pt" style:language-asian="en" style:country-asian="US" style:font-weight-asian="bold" style:font-name-complex="Arial1" style:font-size-complex="36pt" style:language-complex="ar" style:country-complex="SA" style:font-weight-complex="bold"/>
    </style:style>
    <style:style style:name="T10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19">
        <draw:frame presentation:style-name="pr1" draw:text-style-name="P2" draw:layer="layout" svg:width="24.13cm" svg:height="3.274cm" svg:x="2.032cm" svg:y="0.536cm" presentation:class="title" presentation:user-transformed="true">
          <draw:text-box>
            <text:p text:style-name="P1"><text:span text:style-name="T1">Hymn #677</text:span><text:span text:style-name="T1"><text:line-break/></text:span><text:span text:style-name="T2">“For All the Saints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hurch_25_20service_25_20template_25_2011AU13" presentation:presentation-page-layout-name="AL1T19">
        <draw:frame presentation:style-name="pr3" draw:text-style-name="P4" draw:layer="layout" svg:width="24.384cm" svg:height="7.241cm" svg:x="1.751cm" svg:y="0.864cm" presentation:class="title" presentation:user-transformed="true">
          <draw:text-box>
            <text:p text:style-name="P1"><text:span text:style-name="T3">1. </text:span><text:span text:style-name="T4">For all the saints</text:span><text:span text:style-name="T4"><text:line-break/></text:span><text:span text:style-name="T4">who from their labors rest,</text:span><text:span text:style-name="T4"><text:line-break/></text:span><text:span text:style-name="T4">Who Thee by faith </text:span><text:span text:style-name="T4"><text:line-break/></text:span><text:span text:style-name="T4">before the world confessed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hurch_25_20service_25_20template_25_2011AU13" presentation:presentation-page-layout-name="AL1T19">
        <draw:frame presentation:style-name="pr4" draw:text-style-name="P4" draw:layer="layout" svg:width="23.876cm" svg:height="3.431cm" svg:x="2.032cm" svg:y="1.141cm" presentation:class="title" presentation:user-transformed="true">
          <draw:text-box>
            <text:p text:style-name="P1"><text:span text:style-name="T5">Thy name, O Jesus, be forever blest.</text:span><text:span text:style-name="T5"><text:line-break/></text:span><text:span text:style-name="T5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hurch_25_20service_25_20template_25_2011AU13" presentation:presentation-page-layout-name="AL1T19">
        <draw:frame presentation:style-name="pr5" draw:text-style-name="P6" draw:layer="layout" svg:width="23.876cm" svg:height="7.972cm" svg:x="2.032cm" svg:y="0.762cm" presentation:class="title" presentation:user-transformed="true">
          <draw:text-box>
            <text:p text:style-name="P5"><text:span text:style-name="T6">2. </text:span><text:span text:style-name="T7">Thou wast their rock, </text:span><text:span text:style-name="T7"><text:line-break/></text:span><text:span text:style-name="T7">their fortress, and their might;</text:span><text:span text:style-name="T7"><text:line-break/></text:span><text:span text:style-name="T7">Thou, Lord, their captain</text:span><text:span text:style-name="T7"><text:line-break/></text:span><text:span text:style-name="T7">in the well-fought figh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hurch_25_20service_25_20template_25_2011AU13" presentation:presentation-page-layout-name="AL1T19">
        <draw:frame presentation:style-name="pr6" draw:text-style-name="P6" draw:layer="layout" svg:width="23.622cm" svg:height="5.432cm" svg:x="2.286cm" svg:y="0.918cm" presentation:class="title" presentation:user-transformed="true">
          <draw:text-box>
            <text:p text:style-name="P5"><text:span text:style-name="T7">Thou, in the darkness drear,</text:span><text:span text:style-name="T7"><text:line-break/></text:span><text:span text:style-name="T7">their one true light.</text:span><text:span text:style-name="T7"><text:line-break/></text:span><text:span text:style-name="T7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hurch_25_20service_25_20template_25_2011AU13" presentation:presentation-page-layout-name="AL1T19">
        <draw:frame presentation:style-name="pr7" draw:text-style-name="P8" draw:layer="layout" svg:width="23.622cm" svg:height="7.366cm" svg:x="2.032cm" svg:y="1.016cm" presentation:class="title" presentation:user-transformed="true">
          <draw:text-box>
            <text:p text:style-name="P7"><text:span text:style-name="T3">3. </text:span><text:span text:style-name="T4">Oh, may Thy soldiers,</text:span><text:span text:style-name="T4"><text:line-break/></text:span><text:span text:style-name="T4">faithful, true, and bold,</text:span><text:span text:style-name="T4"><text:line-break/></text:span><text:span text:style-name="T4">Fight as the saints</text:span><text:span text:style-name="T4"><text:line-break/></text:span><text:span text:style-name="T4">who nobly fought of o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hurch_25_20service_25_20template_25_2011AU13" presentation:presentation-page-layout-name="AL1T19">
        <draw:frame presentation:style-name="pr8" draw:text-style-name="P8" draw:layer="layout" svg:width="23.622cm" svg:height="5.334cm" svg:x="2.032cm" svg:y="1.016cm" presentation:class="title" presentation:user-transformed="true">
          <draw:text-box>
            <text:p text:style-name="P7"><text:span text:style-name="T4">And win with them</text:span><text:span text:style-name="T4"><text:line-break/></text:span><text:span text:style-name="T4">the victor’s crown of gold!</text:span><text:span text:style-name="T4"><text:line-break/></text:span><text:span text:style-name="T4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hurch_25_20service_25_20template_25_2011AU13" presentation:presentation-page-layout-name="AL1T19">
        <draw:frame presentation:style-name="pr7" draw:text-style-name="P6" draw:layer="layout" svg:width="23.622cm" svg:height="7.366cm" svg:x="2.032cm" svg:y="1.016cm" presentation:class="title" presentation:user-transformed="true">
          <draw:text-box>
            <text:p text:style-name="P5"><text:span text:style-name="T8">4. </text:span><text:span text:style-name="T9">Oh, blest communion,</text:span><text:span text:style-name="T9"><text:line-break/></text:span><text:span text:style-name="T9">fellowship divine!</text:span><text:span text:style-name="T9"><text:line-break/></text:span><text:span text:style-name="T9">We feebly struggle,</text:span><text:span text:style-name="T9"><text:line-break/></text:span><text:span text:style-name="T9">they in glory shin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hurch_25_20service_25_20template_25_2011AU13" presentation:presentation-page-layout-name="AL1T19">
        <draw:frame presentation:style-name="pr8" draw:text-style-name="P6" draw:layer="layout" svg:width="23.622cm" svg:height="5.334cm" svg:x="2.032cm" svg:y="1.016cm" presentation:class="title" presentation:user-transformed="true">
          <draw:text-box>
            <text:p text:style-name="P5"><text:span text:style-name="T9"><text:s/></text:span><text:span text:style-name="T9">Yet all are one</text:span><text:span text:style-name="T9"><text:line-break/></text:span><text:span text:style-name="T9">in Thee, for all are Thine.</text:span><text:span text:style-name="T9"><text:line-break/></text:span><text:span text:style-name="T9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hurch_25_20service_25_20template_25_2011AU13" presentation:presentation-page-layout-name="AL1T19">
        <draw:frame presentation:style-name="pr9" draw:text-style-name="P6" draw:layer="layout" svg:width="23.876cm" svg:height="6.858cm" svg:x="2.032cm" svg:y="1.016cm" presentation:class="title" presentation:user-transformed="true">
          <draw:text-box>
            <text:p text:style-name="P5"><text:span text:style-name="T8">5. </text:span><text:span text:style-name="T9">And when the fight is fierce,</text:span><text:span text:style-name="T9"><text:line-break/></text:span><text:span text:style-name="T9">the warfare long,</text:span><text:span text:style-name="T9"><text:line-break/></text:span><text:span text:style-name="T9">Steals on the ear</text:span><text:span text:style-name="T9"><text:line-break/></text:span><text:span text:style-name="T9">the distant triumph song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hurch_25_20service_25_20template_25_2011AU13" presentation:presentation-page-layout-name="AL1T19">
        <draw:frame presentation:style-name="pr8" draw:text-style-name="P6" draw:layer="layout" svg:width="23.876cm" svg:height="5.334cm" svg:x="2.032cm" svg:y="1.016cm" presentation:class="title" presentation:user-transformed="true">
          <draw:text-box>
            <text:p text:style-name="P5"><text:span text:style-name="T9">And hearts are brave again,</text:span><text:span text:style-name="T9"><text:line-break/></text:span><text:span text:style-name="T9">and arms are strong.</text:span><text:span text:style-name="T9"><text:line-break/></text:span><text:span text:style-name="T9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hurch_25_20service_25_20template_25_2011AU13" presentation:presentation-page-layout-name="AL1T19">
        <draw:frame presentation:style-name="pr9" draw:text-style-name="P6" draw:layer="layout" svg:width="23.876cm" svg:height="6.858cm" svg:x="2.032cm" svg:y="1.016cm" presentation:class="title" presentation:user-transformed="true">
          <draw:text-box>
            <text:p text:style-name="P5"><text:span text:style-name="T8">6. </text:span><text:span text:style-name="T9">The golden evening</text:span><text:span text:style-name="T9"><text:line-break/></text:span><text:span text:style-name="T9">brightens in the west;</text:span><text:span text:style-name="T9"><text:line-break/></text:span><text:span text:style-name="T9">Soon, soon to faithful</text:span><text:span text:style-name="T9"><text:line-break/></text:span><text:span text:style-name="T9">warriors cometh res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hurch_25_20service_25_20template_25_2011AU13" presentation:presentation-page-layout-name="AL1T19">
        <draw:frame presentation:style-name="pr8" draw:text-style-name="P6" draw:layer="layout" svg:width="23.876cm" svg:height="5.334cm" svg:x="2.032cm" svg:y="1.016cm" presentation:class="title" presentation:user-transformed="true">
          <draw:text-box>
            <text:p text:style-name="P5"><text:span text:style-name="T9">Sweet is the calm</text:span><text:span text:style-name="T9"><text:line-break/></text:span><text:span text:style-name="T9">of paradise the blest.</text:span><text:span text:style-name="T9"><text:line-break/></text:span><text:span text:style-name="T9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hurch_25_20service_25_20template_25_2011AU13" presentation:presentation-page-layout-name="AL1T19">
        <draw:frame presentation:style-name="pr10" draw:text-style-name="P6" draw:layer="layout" svg:width="23.876cm" svg:height="6.761cm" svg:x="2.032cm" svg:y="1.113cm" presentation:class="title" presentation:user-transformed="true">
          <draw:text-box>
            <text:p text:style-name="P5"><text:span text:style-name="T8">7. </text:span><text:span text:style-name="T9">But, lo, there breaks</text:span><text:span text:style-name="T9"><text:line-break/></text:span><text:span text:style-name="T9">a yet more glorious day:</text:span><text:span text:style-name="T9"><text:line-break/></text:span><text:span text:style-name="T9">The saints triumphant</text:span><text:span text:style-name="T9"><text:line-break/></text:span><text:span text:style-name="T9">rise in bright array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hurch_25_20service_25_20template_25_2011AU13" presentation:presentation-page-layout-name="AL1T19">
        <draw:frame presentation:style-name="pr11" draw:text-style-name="P6" draw:layer="layout" svg:width="23.876cm" svg:height="5.377cm" svg:x="2.032cm" svg:y="1.016cm" presentation:class="title" presentation:user-transformed="true">
          <draw:text-box>
            <text:p text:style-name="P5"><text:span text:style-name="T9">The King of Glory</text:span><text:span text:style-name="T9"><text:line-break/></text:span><text:span text:style-name="T9">passes on His way.</text:span><text:span text:style-name="T9"><text:line-break/></text:span><text:span text:style-name="T9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hurch_25_20service_25_20template_25_2011AU13" presentation:presentation-page-layout-name="AL1T19">
        <draw:frame presentation:style-name="pr12" draw:text-style-name="P9" draw:layer="layout" svg:width="24.384cm" svg:height="7.029cm" svg:x="1.778cm" svg:y="1.016cm" presentation:class="title" presentation:user-transformed="true">
          <draw:text-box>
            <text:p text:style-name="P5"><text:span text:style-name="T4">8. From earth’s wide bounds, </text:span><text:span text:style-name="T4"><text:line-break/></text:span><text:span text:style-name="T4">from ocean’s farthest coast,</text:span><text:span text:style-name="T4"><text:line-break/></text:span><text:span text:style-name="T4">Through gates of pearl streams</text:span><text:span text:style-name="T4"><text:line-break/></text:span><text:span text:style-name="T4">in the countless host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hurch_25_20service_25_20template_25_2011AU13" presentation:presentation-page-layout-name="AL1T19">
        <draw:frame presentation:style-name="pr8" draw:text-style-name="P10" draw:layer="layout" svg:width="24.13cm" svg:height="5.334cm" svg:x="2.286cm" svg:y="1.27cm" presentation:class="title" presentation:user-transformed="true">
          <draw:text-box>
            <text:p text:style-name="P5"><text:span text:style-name="T4">Singing to Father, </text:span><text:span text:style-name="T4"><text:line-break/></text:span><text:span text:style-name="T4">Son, and Holy Ghost:</text:span><text:span text:style-name="T4"><text:line-break/></text:span><text:span text:style-name="T4">Alleluia! Alleluia!</text:span></text:p>
          </draw:text-box>
        </draw:frame>
        <draw:frame draw:style-name="gr2" draw:text-style-name="P11" draw:layer="layout" svg:width="6.858cm" svg:height="1.191cm" svg:x="2.54cm" svg:y="10.668cm">
          <draw:text-box>
            <text:p><text:span text:style-name="T10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9:40:14.96</meta:creation-date>
    <meta:editing-duration>PT11M18S</meta:editing-duration>
    <meta:editing-cycles>9</meta:editing-cycles>
    <dc:title>church service template 11AU13</dc:title>
    <meta:generator>LibreOffice/6.0.6.2$Windows_X86_64 LibreOffice_project/0c292870b25a325b5ed35f6b45599d2ea4458e77</meta:generator>
    <dc:date>2018-11-02T21:50:22.077000000</dc:date>
    <meta:document-statistic meta:object-count="73"/>
    <meta:template xlink:type="simple" xlink:actuate="onRequest" xlink:title="church service template 11AU13" xlink:href="../../AppData/Roaming/LibreOffice/4/user/template/Presentation%20Backgrounds/church%20service%20template%2011AU13.otp" meta:date="2013-10-29T19:40:14.790000000"/>
  </office:meta>
</office:document-meta>
</file>